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8pt" fo:font-weight="bold" officeooo:rsid="001e97b1" officeooo:paragraph-rsid="001e97b1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4pt" fo:font-weight="normal" officeooo:rsid="001e97b1" officeooo:paragraph-rsid="001e97b1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font-style="italic" fo:font-weight="normal" officeooo:rsid="001e97b1" officeooo:paragraph-rsid="001e97b1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text-properties fo:font-size="14pt" fo:font-style="normal" fo:font-weight="bold" officeooo:rsid="001e97b1" officeooo:paragraph-rsid="001e97b1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fo:font-size="14pt" fo:font-style="normal" style:text-underline-style="solid" style:text-underline-width="auto" style:text-underline-color="font-color" fo:font-weight="normal" officeooo:rsid="001e97b1" officeooo:paragraph-rsid="001e97b1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style:text-line-through-style="solid" style:text-line-through-type="single" fo:font-size="14pt" fo:font-style="normal" style:text-underline-style="none" fo:font-weight="normal" officeooo:rsid="001e97b1" officeooo:paragraph-rsid="001e97b1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Table_20_Contents">
      <style:text-properties fo:font-size="14pt" style:font-size-asian="14pt" style:font-size-complex="14pt"/>
    </style:style>
    <style:style style:name="P8" style:family="paragraph" style:parent-style-name="Standard">
      <style:text-properties style:text-line-through-style="none" style:text-line-through-type="none" fo:font-size="14pt" fo:font-style="normal" style:text-underline-style="none" fo:font-weight="normal" officeooo:rsid="001e97b1" officeooo:paragraph-rsid="001e97b1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201b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!</text:p>
      <text:p text:style-name="P2"><text:span text:style-name="T1">ODT</text:span> file to test the Firecrawl Document Converter.</text:p>
      <text:p text:style-name="P2"/>
      <text:p text:style-name="P3">Italic</text:p>
      <text:p text:style-name="P4">Bold</text:p>
      <text:p text:style-name="P5">Underlined</text:p>
      <text:p text:style-name="P6">Strikethrough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Header 1</text:p>
          </table:table-cell>
          <table:table-cell table:style-name="Table1.B1" office:value-type="string">
            <text:p text:style-name="P7">Header 2</text:p>
          </table:table-cell>
        </table:table-row>
        <table:table-row>
          <table:table-cell table:style-name="Table1.A2" office:value-type="string">
            <text:p text:style-name="P7">Value 1</text:p>
          </table:table-cell>
          <table:table-cell table:style-name="Table1.B2" office:value-type="string">
            <text:p text:style-name="P7">Value 2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6T16:07:00.443073100</meta:creation-date>
    <dc:date>2025-09-16T19:41:24.046072000</dc:date>
    <meta:editing-duration>PT1M47S</meta:editing-duration>
    <meta:editing-cycles>5</meta:editing-cycles>
    <meta:generator>LibreOffice/25.2.5.2$Windows_X86_64 LibreOffice_project/03d19516eb2e1dd5d4ccd751a0d6f35f35e08022</meta:generator>
    <meta:document-statistic meta:table-count="1" meta:image-count="0" meta:object-count="0" meta:page-count="1" meta:paragraph-count="10" meta:word-count="21" meta:character-count="119" meta:non-whitespace-character-count="108"/>
  </office:meta>
</office:document-meta>
</file>